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2010000016D000000AA0A4C82275CD4B5F0.png" manifest:media-type="image/png"/>
  <manifest:file-entry manifest:full-path="Pictures/100002010000016D000000CBFEAF8EB41DFEF608.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loext:graphic-properties draw:fill-color="#ffffff"/>
      <style:paragraph-properties fo:margin-top="0cm" fo:margin-bottom="0.152cm" fo:text-align="start"/>
      <style:text-properties fo:color="#000000"/>
    </style:style>
    <style:style style:name="P3" style:family="paragraph">
      <loext:graphic-properties draw:fill-color="#ffffff"/>
      <style:text-properties fo:font-size="14pt" style:font-size-asian="14pt" style:font-size-complex="14pt"/>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fo:font-size="18pt"/>
    </style:style>
    <style:style style:name="P6" style:family="paragraph">
      <loext:graphic-properties draw:fill-color="#ffffff"/>
    </style:style>
    <style:style style:name="T1"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text:p>
          </draw:text-box>
        </draw:frame>
        <draw:frame presentation:style-name="pr2" draw:text-style-name="P2" draw:layer="layout" svg:width="10.566cm" svg:height="3.326cm" svg:x="2.261cm" svg:y="13.081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id="page1" draw:name="Vision for tools&#10;&#10;" draw:master-page-name="No-Logo_20_Content" presentation:presentation-page-layout-name="AL3T1">
        <draw:frame svg:width="20.93cm" svg:height="2.743cm" draw:z-index="0" svg:x="2.286cm" svg:y="0.711cm" presentation:class="title" presentation:style-name="md2odp-TitleText">
          <draw:text-box>
            <text:p><text:span>Vision for tools</text:span></text:p>
          </draw:text-box>
        </draw:frame>
        <draw:frame svg:width="20.93cm" svg:height="11.049cm" draw:z-index="0" svg:x="2.286cm" svg:y="4.039cm" presentation:class="outline" presentation:style-name="md2odp-OutlineText">
          <draw:text-box>
            <text:list text:style-name="OutlineListStyle">
              <text:list-item>
                <text:p><text:span>Deliver </text:span><text:span text:style-name="md2odp-TextDoubleEmphasisStyle"><text:span>fastest possible path</text:span></text:span><text:span> from being given a supportconfig to start useful debugging</text:span></text:p>
              </text:list-item>
              <text:list-item>
                <text:p><text:span>Make most likely </text:span><text:span text:style-name="md2odp-TextDoubleEmphasisStyle"><text:span>area to investigate immediately available</text:span></text:span></text:p>
              </text:list-item>
              <text:list-item>
                <text:p><text:span>Make </text:span><text:span text:style-name="md2odp-TextDoubleEmphasisStyle"><text:span>debugging as efficient as possible</text:span></text:span></text:p>
              </text:list-item>
              <text:list-item>
                <text:p><text:span>Extend to </text:span><text:span text:style-name="md2odp-TextDoubleEmphasisStyle"><text:span>support all SUSE products</text:span></text:span><text:span> out of the box</text:span></text:p>
              </text:list-item>
            </text:list>
          </draw:text-box>
        </draw:frame>
      </draw:page>
      <draw:page draw:id="page1" draw:name="Overview of tools used&#10;&#10;" draw:master-page-name="No-Logo_20_Content" presentation:presentation-page-layout-name="AL3T1">
        <draw:frame svg:width="20.93cm" svg:height="2.743cm" draw:z-index="0" svg:x="2.286cm" svg:y="0.711cm" presentation:class="title" presentation:style-name="md2odp-TitleText">
          <draw:text-box>
            <text:p><text:span>Overview of tools used</text:span></text:p>
          </draw:text-box>
        </draw:frame>
        <draw:frame svg:width="20.93cm" svg:height="11.049cm" draw:z-index="0" svg:x="2.286cm" svg:y="4.039cm" presentation:class="outline" presentation:style-name="md2odp-OutlineText">
          <draw:text-box>
            <text:list text:style-name="OutlineListStyle">
              <text:list-item>
                <text:p><text:span><text:span>supportconfig-utils is built using:</text:span></text:span><text:span/></text:p>
                <text:list text:style-name="OutlineListStyle">
                  <text:list-item>
                    <text:p><text:span text:style-name="md2odp-TextDoubleEmphasisStyle"><text:span>lnav</text:span></text:span><text:span> - Log file navigator</text:span></text:p>
                  </text:list-item>
                  <text:list-item>
                    <text:p><text:span text:style-name="md2odp-TextDoubleEmphasisStyle"><text:span>tmux</text:span></text:span><text:span> - terminal multiplexer</text:span></text:p>
                  </text:list-item>
                  <text:list-item>
                    <text:p><text:span text:style-name="md2odp-TextDoubleEmphasisStyle"><text:span>unpack</text:span></text:span><text:span> - utility for unpacking any kind of archive</text:span></text:p>
                  </text:list-item>
                </text:list>
              </text:list-item>
            </text:list>
          </draw:text-box>
        </draw:frame>
      </draw:page>
      <draw:page draw:id="page1" draw:name="Install and Configure&#10;&#10;" draw:master-page-name="No-Logo_20_Content" presentation:presentation-page-layout-name="AL3T1">
        <draw:frame svg:width="20.93cm" svg:height="2.743cm" draw:z-index="0" svg:x="2.286cm" svg:y="0.711cm" presentation:class="title" presentation:style-name="md2odp-TitleText">
          <draw:text-box>
            <text:p><text:span>Install and Configure</text:span></text:p>
          </draw:text-box>
        </draw:frame>
        <draw:frame svg:width="20.93cm" svg:height="11.049cm" draw:z-index="0" svg:x="2.286cm" svg:y="4.039cm" presentation:class="outline" presentation:style-name="md2odp-OutlineText">
          <draw:text-box>
            <text:list text:style-name="OutlineListStyle">
              <text:list-item>
                <text:p><text:span><text:span>Install the supportconfig-utils package (this also installs tmux-lib)</text:span></text:span></text:p>
                <text:list text:style-name="OutlineListStyle">
                  <text:list-item>
                    <text:p><text:span text:style-name="md2odp-TextCodeStyle">zypper in supportconfig-utils</text:span></text:p>
                  </text:list-item>
                </text:list>
              </text:list-item>
              <text:list-item>
                <text:p><text:span><text:span>Default terminal session launched using </text:span><text:span text:style-name="md2odp-TextCodeStyle">xdg-terminal</text:span></text:span></text:p>
              </text:list-item>
              <text:list-item>
                <text:p><text:span><text:span>Can be changed in </text:span><text:span>~/.config/supportconfig-utils/tmux-window or /etc/sysconfig/supportconfig-utils</text:span></text:span></text:p>
                <text:list text:style-name="OutlineListStyle">
                  <text:list-item>
                    <text:p><text:span text:style-name="md2odp-TextCodeStyle">SUPPORTCONFIG_UTILS_TMUX_TERMINAL="urxvt-256color -g 200x60 -e"</text:span></text:p>
                  </text:list-item>
                </text:list>
              </text:list-item>
            </text:list>
          </draw:text-box>
        </draw:frame>
      </draw:page>
      <draw:page draw:id="page1" draw:name="Workflow&#10;&#10;" draw:master-page-name="No-Logo_20_Content" presentation:presentation-page-layout-name="AL3T1">
        <draw:frame svg:width="20.93cm" svg:height="2.743cm" draw:z-index="0" svg:x="2.286cm" svg:y="0.711cm" presentation:class="title" presentation:style-name="md2odp-TitleText">
          <draw:text-box>
            <text:p><text:span>Workflow</text:span></text:p>
          </draw:text-box>
        </draw:frame>
        <draw:frame svg:width="20.93cm" svg:height="11.049cm" draw:z-index="0" svg:x="2.286cm" svg:y="4.039cm" presentation:class="outline" presentation:style-name="md2odp-OutlineText">
          <draw:text-box>
            <text:p><text:span><text:span>unpack -&gt; sets up new tmux session -&gt; lnav filters</text:span></text:span></text:p>
          </draw:text-box>
        </draw:frame>
      </draw:page>
      <draw:page draw:id="page1" draw:name="Introduction to tmux&#10;&#10;" draw:master-page-name="No-Logo_20_Content" presentation:presentation-page-layout-name="AL3T1">
        <draw:frame svg:width="20.93cm" svg:height="2.743cm" draw:z-index="0" svg:x="2.286cm" svg:y="0.711cm" presentation:class="title" presentation:style-name="md2odp-TitleText">
          <draw:text-box>
            <text:p><text:span>Introduction to tmux</text:span></text:p>
          </draw:text-box>
        </draw:frame>
      </draw:page>
      <draw:page draw:id="page1" draw:name="How to use it?&#10;&#10;" draw:master-page-name="No-Logo_20_Content" presentation:presentation-page-layout-name="AL3T1">
        <draw:frame svg:width="20.93cm" svg:height="2.743cm" draw:z-index="0" svg:x="2.286cm" svg:y="0.711cm" presentation:class="title" presentation:style-name="md2odp-TitleText">
          <draw:text-box>
            <text:p><text:span>How to use it?</text:span></text:p>
          </draw:text-box>
        </draw:frame>
      </draw:page>
      <draw:page draw:id="page1" draw:name="tmux windows&#10;&#10;" draw:master-page-name="No-Logo_20_Content" presentation:presentation-page-layout-name="AL3T1">
        <draw:frame svg:width="20.93cm" svg:height="2.743cm" draw:z-index="0" svg:x="2.286cm" svg:y="0.711cm" presentation:class="title" presentation:style-name="md2odp-TitleText">
          <draw:text-box>
            <text:p><text:span>tmux windows</text:span></text:p>
          </draw:text-box>
        </draw:frame>
        <draw:frame svg:width="20.93cm" svg:height="11.049cm" draw:z-index="0" svg:x="2.286cm" svg:y="4.039cm" presentation:class="outline" presentation:style-name="md2odp-OutlineText">
          <draw:text-box>
            <text:list text:style-name="OutlineListStyle">
              <text:list-item>
                <text:p><text:span>0: spare shell window</text:span></text:p>
              </text:list-item>
              <text:list-item>
                <text:p><text:span>VM: /var/log/messages</text:span></text:p>
              </text:list-item>
              <text:list-item>
                <text:p><text:span>lcc: local chef client</text:span></text:p>
              </text:list-item>
              <text:list-item>
                <text:p><text:span>cc: chef-client</text:span></text:p>
              </text:list-item>
            </text:list>
          </draw:text-box>
        </draw:frame>
      </draw:page>
      <draw:page draw:id="page1" draw:name="supportconfig-tmux features&#10;&#10;" draw:master-page-name="No-Logo_20_Content" presentation:presentation-page-layout-name="AL3T1">
        <draw:frame svg:width="20.93cm" svg:height="2.743cm" draw:z-index="0" svg:x="2.286cm" svg:y="0.711cm" presentation:class="title" presentation:style-name="md2odp-TitleText">
          <draw:text-box>
            <text:p><text:span>supportconfig-tmux features</text:span></text:p>
          </draw:text-box>
        </draw:frame>
        <draw:frame svg:width="20.93cm" svg:height="11.049cm" draw:z-index="0" svg:x="2.286cm" svg:y="4.039cm" presentation:class="outline" presentation:style-name="md2odp-OutlineText">
          <draw:text-box>
            <text:list text:style-name="OutlineListStyle">
              <text:list-item>
                <text:p><text:span>Initial commands are "pushed" in as simulated keystrokes =&gt; can reuse shell history</text:span></text:p>
              </text:list-item>
              <text:list-item>
                <text:p><text:span>lnav2 wrapper</text:span></text:p>
              </text:list-item>
              <text:list-item>
                <text:p><text:span>List of deployment layout, i.e. nodes and clusters</text:span></text:p>
              </text:list-item>
              <text:list-item>
                <text:p><text:span>Tmux window per node</text:span></text:p>
              </text:list-item>
              <text:list-item>
                <text:p><text:span>Option to configure auto-delete supportconfig files at the end (after closing the tmux session)</text:span></text:p>
              </text:list-item>
              <text:list-item>
                <text:p><text:span>lnav2 will show an error after launching supportconfig-utils</text:span></text:p>
              </text:list-item>
              <text:list-item>
                <text:p><text:span>sets up r/R keyboard shortcuts for jumping by minute</text:span></text:p>
              </text:list-item>
            </text:list>
          </draw:text-box>
        </draw:frame>
      </draw:page>
      <draw:page draw:id="page1" draw:name="Cloud specific features&#10;&#10;" draw:master-page-name="No-Logo_20_Content" presentation:presentation-page-layout-name="AL3T1">
        <draw:frame svg:width="20.93cm" svg:height="2.743cm" draw:z-index="0" svg:x="2.286cm" svg:y="0.711cm" presentation:class="title" presentation:style-name="md2odp-TitleText">
          <draw:text-box>
            <text:p><text:span>Cloud specific features</text:span></text:p>
          </draw:text-box>
        </draw:frame>
        <draw:frame svg:width="20.93cm" svg:height="11.049cm" draw:z-index="0" svg:x="2.286cm" svg:y="4.039cm" presentation:class="outline" presentation:style-name="md2odp-OutlineText">
          <draw:text-box>
            <text:list text:style-name="OutlineListStyle">
              <text:list-item>
                <text:p><text:span>lnav-crowbar-admin</text:span></text:p>
              </text:list-item>
              <text:list-item>
                <text:p><text:span>lnav-chef-sync-marks</text:span></text:p>
              </text:list-item>
              <text:list-item>
                <text:p><text:span>post-process-crowbar-logs</text:span></text:p>
              </text:list-item>
            </text:list>
          </draw:text-box>
        </draw:frame>
      </draw:page>
      <draw:page draw:id="page1" draw:name="supportconfig-tmux-safe&#10;&#10;" draw:master-page-name="No-Logo_20_Content" presentation:presentation-page-layout-name="AL3T1">
        <draw:frame svg:width="20.93cm" svg:height="2.743cm" draw:z-index="0" svg:x="2.286cm" svg:y="0.711cm" presentation:class="title" presentation:style-name="md2odp-TitleText">
          <draw:text-box>
            <text:p><text:span>supportconfig-tmux-safe</text:span></text:p>
          </draw:text-box>
        </draw:frame>
        <draw:frame svg:width="20.93cm" svg:height="11.049cm" draw:z-index="0" svg:x="2.286cm" svg:y="4.039cm" presentation:class="outline" presentation:style-name="md2odp-OutlineText">
          <draw:text-box>
            <text:list text:style-name="OutlineListStyle">
              <text:list-item>
                <text:p><text:span>When unpack fails will show the error before closing the session</text:span></text:p>
              </text:list-item>
            </text:list>
          </draw:text-box>
        </draw:frame>
      </draw:page>
      <draw:page draw:id="page1" draw:name="postprocessing&#10;&#10;" draw:master-page-name="No-Logo_20_Content" presentation:presentation-page-layout-name="AL3T1">
        <draw:frame svg:width="20.93cm" svg:height="2.743cm" draw:z-index="0" svg:x="2.286cm" svg:y="0.711cm" presentation:class="title" presentation:style-name="md2odp-TitleText">
          <draw:text-box>
            <text:p><text:span>postprocessing</text:span></text:p>
          </draw:text-box>
        </draw:frame>
        <draw:frame svg:width="20.93cm" svg:height="11.049cm" draw:z-index="0" svg:x="2.286cm" svg:y="4.039cm" presentation:class="outline" presentation:style-name="md2odp-OutlineText">
          <draw:text-box>
            <text:list text:style-name="OutlineListStyle">
              <text:list-item>
                <text:p><text:span>Extraction of "topics" (keystone, nova, ...)</text:span></text:p>
              </text:list-item>
              <text:list-item>
                <text:p><text:span>Could add an 'annotations' file with timestamp / comment to add personal comments to the lnav views</text:span></text:p>
              </text:list-item>
              <text:list-item>
                <text:p><text:span>Mapping of MAC and IP addresses to aliases for readability</text:span></text:p>
              </text:list-item>
              <text:list-item>
                <text:p><text:span>Postprocessor stdout can be xarg'ed into lnav to look at the relevant logfiles in an lnav session</text:span></text:p>
              </text:list-item>
            </text:list>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5" draw:layer="layout" svg:width="18.188cm" svg:height="2.995cm" svg:x="3.556cm" svg:y="4.625cm">
          <text:p text:style-name="P4"><text:span text:style-name="T1"/></text:p>
          <text:p text:style-name="P4"><text:span text:style-name="T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D000000AA0A4C82275CD4B5F0.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11T11:30:42.408581229</dc:date>
    <meta:editing-duration>PT18H24M31S</meta:editing-duration>
    <meta:editing-cycles>85</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